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paragraph-rsid="0023a69a"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end"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officeooo:rsid="001adb27" officeooo:paragraph-rsid="001adb27" style:font-weight-asian="normal" style:font-weight-complex="normal"/>
    </style:style>
    <style:style style:name="P7" style:family="paragraph" style:parent-style-name="Standard">
      <style:paragraph-properties fo:text-align="start" style:justify-single-word="false"/>
      <style:text-properties fo:font-weight="normal" officeooo:rsid="001e6bb4" officeooo:paragraph-rsid="001e6bb4" style:font-weight-asian="normal" style:font-weight-complex="normal"/>
    </style:style>
    <style:style style:name="P8" style:family="paragraph" style:parent-style-name="Standard">
      <style:paragraph-properties fo:text-align="start" style:justify-single-word="false"/>
      <style:text-properties fo:font-weight="normal" officeooo:rsid="0021b362" officeooo:paragraph-rsid="0021b362" style:font-weight-asian="normal" style:font-weight-complex="normal"/>
    </style:style>
    <style:style style:name="P9" style:family="paragraph" style:parent-style-name="Standard">
      <style:paragraph-properties fo:text-align="start" style:justify-single-word="false"/>
      <style:text-properties officeooo:paragraph-rsid="001e6bb4"/>
    </style:style>
    <style:style style:name="P10" style:family="paragraph" style:parent-style-name="Standard">
      <style:paragraph-properties fo:text-align="start" style:justify-single-word="false"/>
      <style:text-properties officeooo:paragraph-rsid="0027f5dc"/>
    </style:style>
    <style:style style:name="P11" style:family="paragraph" style:parent-style-name="Standard">
      <style:text-properties style:font-name="Liberation Serif" fo:font-size="12pt" style:font-size-asian="12pt" style:font-size-complex="12pt"/>
    </style:style>
    <style:style style:name="P12" style:family="paragraph" style:parent-style-name="Standard">
      <style:paragraph-properties fo:text-align="start" style:justify-single-word="false"/>
      <style:text-properties style:font-name="Liberation Serif" fo:font-size="12pt" officeooo:paragraph-rsid="0023a69a" style:font-size-asian="12pt" style:font-size-complex="12pt"/>
    </style:style>
    <style:style style:name="P13"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4" style:family="paragraph" style:parent-style-name="Standard">
      <style:text-properties officeooo:rsid="0024c5a7" officeooo:paragraph-rsid="0024c5a7"/>
    </style:style>
    <style:style style:name="P15" style:family="paragraph" style:parent-style-name="Text_20_body">
      <style:paragraph-properties fo:text-align="justify" style:justify-single-word="false"/>
    </style:style>
    <style:style style:name="P16" style:family="paragraph" style:parent-style-name="Text_20_body" style:list-style-name="L1"/>
    <style:style style:name="P17" style:family="paragraph" style:parent-style-name="Text_20_body" style:list-style-name="L5"/>
    <style:style style:name="P18" style:family="paragraph" style:parent-style-name="Text_20_body" style:list-style-name="L6">
      <style:paragraph-properties fo:text-align="start" style:justify-single-word="false"/>
      <style:text-properties officeooo:paragraph-rsid="0023a69a"/>
    </style:style>
    <style:style style:name="P19" style:family="paragraph" style:parent-style-name="Text_20_body">
      <style:paragraph-properties fo:text-align="start" style:justify-single-word="false"/>
      <style:text-properties fo:font-weight="bold" style:font-weight-asian="bold" style:font-weight-complex="bold"/>
    </style:style>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3">
      <style:paragraph-properties fo:margin-top="0in" fo:margin-bottom="0in" loext:contextual-spacing="false"/>
    </style:style>
    <style:style style:name="P22" style:family="paragraph" style:parent-style-name="Text_20_body" style:list-style-name="L4">
      <style:paragraph-properties fo:margin-top="0in" fo:margin-bottom="0in" loext:contextual-spacing="false"/>
    </style:style>
    <style:style style:name="T1" style:family="text">
      <style:text-properties officeooo:rsid="001e6bb4"/>
    </style:style>
    <style:style style:name="T2" style:family="text">
      <style:text-properties fo:font-weight="normal" style:font-weight-asian="normal" style:font-weight-complex="normal"/>
    </style:style>
    <style:style style:name="T3" style:family="text">
      <style:text-properties fo:font-weight="normal" officeooo:rsid="001e6bb4" style:font-weight-asian="normal" style:font-weight-complex="normal"/>
    </style:style>
    <style:style style:name="T4" style:family="text">
      <style:text-properties fo:font-weight="normal" officeooo:rsid="0023a69a" style:font-weight-asian="normal" style:font-weight-complex="normal"/>
    </style:style>
    <style:style style:name="T5" style:family="text">
      <style:text-properties fo:font-weight="normal" officeooo:rsid="0025fc43" style:font-weight-asian="normal" style:font-weight-complex="normal"/>
    </style:style>
    <style:style style:name="T6" style:family="text">
      <style:text-properties fo:font-weight="normal" officeooo:rsid="0027f5dc" style:font-weight-asian="normal" style:font-weight-complex="normal"/>
    </style:style>
    <style:style style:name="T7" style:family="text">
      <style:text-properties officeooo:rsid="0020173d"/>
    </style:style>
    <style:style style:name="T8" style:family="text">
      <style:text-properties fo:font-weight="bold"/>
    </style:style>
    <style:style style:name="T9" style:family="text">
      <style:text-properties fo:font-weight="bold" style:font-weight-asian="normal" style:font-weight-complex="normal"/>
    </style:style>
    <style:style style:name="T10" style:family="text">
      <style:text-properties officeooo:rsid="0023a69a"/>
    </style:style>
    <style:style style:name="T11" style:family="text">
      <style:text-properties officeooo:rsid="0024c5a7"/>
    </style:style>
    <style:style style:name="T12" style:family="text">
      <style:text-properties fo:language="ro" fo:country="RO" officeooo:rsid="0024c5a7"/>
    </style:style>
    <style:style style:name="T13" style:family="text">
      <style:text-properties officeooo:rsid="0025fc43"/>
    </style:style>
    <style:style style:name="T14" style:family="text">
      <style:text-properties fo:font-size="12pt" style:font-size-asian="12pt" style:font-size-complex="12pt"/>
    </style:style>
    <style:style style:name="T15" style:family="text">
      <style:text-properties fo:font-size="12pt" officeooo:rsid="00287d29" style:font-size-asian="12pt" style:font-size-complex="12pt"/>
    </style:style>
    <style:style style:name="T16" style:family="text">
      <style:text-properties fo:font-size="12pt" fo:font-weight="normal" officeooo:rsid="0027f5dc" style:font-size-asian="12pt" style:font-weight-asian="normal" style:font-size-complex="12pt" style:font-weight-complex="normal"/>
    </style:style>
    <style:style style:name="T17" style:family="text">
      <style:text-properties officeooo:rsid="00298054"/>
    </style:style>
    <style:style style:name="T18" style:family="text">
      <style:text-properties officeooo:rsid="002c013a"/>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este un protocol orientat pe conexiune ?</text:p>
      <text:p text:style-name="P6"><text:tab/><text:span text:style-name="T1">Mai poate fi numit protocol orientat pe corectitudinea datelor, se utilizeaza in special pentru a asigura integritatea informatiei transportate.</text:span></text:p>
      <text:p text:style-name="P6"/>
      <text:p text:style-name="P1">Ce tipuri de aplicații beneficiază în general de utilizarea protocolului TCP ?</text:p>
      <text:p text:style-name="P9"><text:span text:style-name="T3"><text:tab/>Aplicatiile care au nevoie de integritatea datelor, cum ar fi aplicatiile de transfer a fisierelor, posta electronica, aplicatiile ce necesita logare, sau un flux de date cu caracter personal (numere de carduri bancare, idnp, parole…)</text:span></text:p>
      <text:p text:style-name="P9"><text:span text:style-name="T3"/></text:p>
      <text:p text:style-name="P1">Cum TCP garantează că datele vor fi transmise cu succes ?</text:p>
      <text:p text:style-name="P7"><text:tab/>TCP creeaza o xonexiune per to per, <text:span text:style-name="T7">Transmite un numar de secvente pe care receptorul este capabil sa-l prelucreze la care se asociaza numarul de secventa, daca receptorul primeste numarul de packete definit de secventa, atunci receptorul raspunde cu un mesaj de confirmare (ACK) pentru packele expediate, in caz contrar, in caza ca serverul nu primeste confirmare pentru careva pcket atunci acesta este retransmis cu urmatoarea secventa de pakete.</text:span></text:p>
      <text:p text:style-name="P7"/>
      <text:p text:style-name="P1">Diferența dintre blocking si non-blocking sockets</text:p>
      <text:p text:style-name="P8"><text:tab/>Blocking asteatpta neaparat raspuns din partea la server, iar operatiunile sunt realizate una dupa alta, </text:p>
      <text:p text:style-name="P8">pe cand in nom-blocking clientul poate da start la conexiune iar intretimp sa faca alte operatii ca send(), recv(), daca utilizatorul in timp ce nu s-a realizat connect() apasa butonul cancel, putem chema metoda close().</text:p>
      <text:p text:style-name="P8"/>
      <text:p text:style-name="P1">Diferența dintre blocking multithreaded și non-blocking single thread socket</text:p>
      <text:p text:style-name="Standard">Cum are loc procesul TCP Three Way Handshake ?</text:p>
      <text:p text:style-name="P15">In prima faza, Clientul (cel care incepe conexiunea) ii va trimite serverului:</text:p>
      <text:list xml:id="list941432783" text:style-name="L1">
        <text:list-item>
          <text:p text:style-name="P20">Un mesaj de sincronizare (<text:span text:style-name="Strong_20_Emphasis">SYN</text:span>) sau de incepere a conexiunii</text:p>
        </text:list-item>
        <text:list-item>
          <text:p text:style-name="P20">Serverul va raspunde cu o confirmare (<text:span text:style-name="Strong_20_Emphasis">SYN-ACK</text:span>)</text:p>
        </text:list-item>
        <text:list-item>
          <text:p text:style-name="P16">Clientul va raspunde si el cu un mesaj de confirmare (<text:span text:style-name="Strong_20_Emphasis">ACK</text:span>)</text:p>
        </text:list-item>
      </text:list>
      <text:p text:style-name="Standard"/>
      <text:p text:style-name="P2">Numiti cele 4 apeluri de sistem necesare pentru a crea un server TCP</text:p>
      <text:list xml:id="list1781485935" text:style-name="L6">
        <text:list-item>
          <text:p text:style-name="P18"><text:span text:style-name="T9">LISTEN</text:span><text:span text:style-name="T2"> - în cazul unui server se așteaptă o solicitare din partea unui client </text:span></text:p>
        </text:list-item>
      </text:list>
      <text:list xml:id="list3181833044" text:style-name="L3">
        <text:list-item>
          <text:p text:style-name="P21"><text:span text:style-name="T8">SYN-SENT</text:span> - se așteaptă din partea nodului pereche trimiterea unui segment TCP cu flagurile de SYN și ACK setate (starea este specifica clienților ce rulează protocolul TCP) </text:p>
        </text:list-item>
      </text:list>
      <text:list xml:id="list586449673" text:style-name="L4">
        <text:list-item>
          <text:p text:style-name="P22"><text:span text:style-name="T8">SYN-RECEIVED</text:span> - așteaptă din partea nodului pereche a confirmării ca răspuns la confirmarea de conectare trimisa către acesta (stare specifica serverelor cu TCP) </text:p>
        </text:list-item>
      </text:list>
      <text:list xml:id="list1040816228" text:style-name="L5">
        <text:list-item>
          <text:p text:style-name="P17"><text:span text:style-name="T8">ESTABLISHED</text:span> - portul este pregătit pentru a trimite/primi date către/dinspre nodul pereche</text:p>
        </text:list-item>
      </text:list>
      <text:p text:style-name="P1">Care este rolul metodei bind() ?</text:p>
      <text:p text:style-name="P12"><text:span text:style-name="T4">Stabilirea adresei, </text:span>socket-ul respectiv va primi doar cereri de conectare destinate adrese<text:span text:style-name="T10">i indicate in bind()</text:span></text:p>
      <text:p text:style-name="P1">Care este rolul metodei accept() ?</text:p>
      <text:p text:style-name="P11">Apelul functiei accept() are ca efect crearea unui socket de cone-xiune, asociat unui client conectat (prin apelul connect()) la socket-ul de asteptare. Daca nu exista <text:span text:style-name="T17">i</text:span>nca nici un client conectat si pentru care sa nu s<text:span text:style-name="T17">a</text:span> creat socket de conexiune, functia accept() asteapta p<text:span text:style-name="T17">i</text:span>ana la conectarea urmatorului client.</text:p>
      <text:p text:style-name="P11"/>
      <text:p text:style-name="P1"><text:soft-page-break/>Ce se întîmplă cînd apelați mai întîi connect() apoi bind() ?</text:p>
      <text:p text:style-name="P13"><text:tab/>Functiabind()poate apelata doar pentru un socket proaspat creat,caruia nu i s-a atribuit <text:span text:style-name="T11">i</text:span>nca o adresa. <text:span text:style-name="T11">Astfel bind() va esua</text:span><text:span text:style-name="T12">.</text:span></text:p>
      <text:p text:style-name="P13"><text:span text:style-name="T12"/></text:p>
      <text:p text:style-name="P1">Ați avea vreodată nevoie să implementați un timeout într-un client sau server care utilizează</text:p>
      <text:p text:style-name="P1">TCP?</text:p>
      <text:p text:style-name="P14"><text:tab/>Desigur, in caz de retineri de lunga durata, v-a trebui sa afisam un mesaj de asteptare sau de esuare.</text:p>
      <text:p text:style-name="P14"/>
      <text:p text:style-name="P1">Într-o conexiune TCP, clientul sau serverul trimite mai întâi datele?</text:p>
      <text:p text:style-name="P5"><text:tab/><text:span text:style-name="T13">Mai intai trimite cereri, primeste raspuns, dupa care trimite datele.</text:span></text:p>
      <text:p text:style-name="P1">Care este adresa de loopback IPv4 și care este rolul ei ?</text:p>
      <text:p text:style-name="P3"><text:span text:style-name="T5"><text:tab/>I</text:span><text:span text:style-name="T2">ntervalul</text:span> <text:span text:style-name="T2">de la 127.0.0.0 pana la 127.255.255.255, </text:span><text:span text:style-name="T5">este utilizata pentru a identifica dispozitivul.</text:span></text:p>
      <text:p text:style-name="P3"><text:span text:style-name="T5"/></text:p>
      <text:p text:style-name="P1">De unde știe un sistem de operare ce aplicație este responsabilă pentru un pachet primit din</text:p>
      <text:p text:style-name="P1">rețea?</text:p>
      <text:p text:style-name="P10"><text:span text:style-name="T6"><text:tab/></text:span><text:span text:style-name="T16">Prin intermediul setarilor firewall, </text:span><text:span text:style-name="T14">Prin folosirea unui firewall a</text:span><text:span text:style-name="T15">vem</text:span><text:span text:style-name="T14"> posibilitatea de a seta exceptii sau de a bloca traficul de date al anumitor aplicatii in functie de caz.</text:span></text:p>
      <text:p text:style-name="P10"><text:span text:style-name="T14"/></text:p>
      <text:p text:style-name="P1">Datele primite prin recv() au întotdeauna aceeași dimensiune cu datele trimise cu send() ?</text:p>
      <text:p text:style-name="P5"><text:tab/>Sistemul garanteaza sosirea la destinatie a tuturor octetilor trimisi(sau <text:span text:style-name="T17">i</text:span>nstiintarea receptorului, printr-un cod de eroare, asupra c<text:span text:style-name="T17">a</text:span>aderii cone-xiunii), <text:span text:style-name="T17">i</text:span>n ordinea <text:span text:style-name="T17">i</text:span>n care au fost trimisi. Nu se pastreaza <text:span text:style-name="T17">i</text:span>nsa demarcarea <text:span text:style-name="T17">i</text:span>ntre secventele de octeti trimise <text:span text:style-name="T17">i</text:span>n apeluri send() distincte. De exemplu, este posibil ca emitatorul sa trimita, <text:span text:style-name="T17">i</text:span>n doua apeluri succesive, sirurile abc si def,iar receptorul sa primeasca, <text:span text:style-name="T17">i</text:span>n apeluri recv() succesive, sirurile ab, cde , f</text:p>
      <text:p text:style-name="P3"/>
      <text:p text:style-name="P1">Este acceptabil să închei executia programului dacă este detectată o eroare de rețea ?</text:p>
      <text:p text:style-name="Standard"><text:tab/><text:span text:style-name="T17">Da este acceptabil in cazul in care este o eroare de hardware, afisand mesajul informativ.</text:span></text:p>
      <text:p text:style-name="Standard"/>
      <text:p text:style-name="P1">Puteți îmbunătăți performanța aplicației prin dezactivarea algoritmului Nagle ?</text:p>
      <text:p text:style-name="P19"><text:span text:style-name="T2"><text:tab/>Nagle algoritmul este utilizabil doar cu TCP. Alte protocoale, inclusiv </text:span><text:a xlink:type="simple" xlink:href="https://ro.eyewated.com/user-datagram-protocol/" text:style-name="Internet_20_link" text:visited-style-name="Visited_20_Internet_20_Link"><text:span text:style-name="T2">UDP</text:span></text:a><text:span text:style-name="T2"> , nu o acceptă. </text:span></text:p>
      <text:p text:style-name="Text_20_body"><text:tab/>Aplicațiile TCP care au nevoie de răspuns rapid la rețea, cum ar fi <text:a xlink:type="simple" xlink:href="https://ro.eyewated.com/cum-sa-faceti-apeluri-gratuite-la-orice-telefon-din-intreaga-lume/" text:style-name="Internet_20_link" text:visited-style-name="Visited_20_Internet_20_Link">apelurile telefonice prin Internet</text:a> sau jocurile de tip shooter pentru prima persoană, ar putea să nu funcționeze bine când Nagle este activat. Întârzierile cauzate în timp ce algoritmul necesită un timp suplimentar pentru a asambla mai multe bucăți de date mai mici poate provoca o vizibilitate vizibilă pe ecran sau într-un flux audio digital. Aceste aplicații dezactivează de obicei Nagle. </text:p>
      <text:p text:style-name="P3"/>
      <text:p text:style-name="P4">Ce instrumente listează socket-urile TCP deschise în sistemele de operare Windows și Linux ?</text:p>
      <text:p text:style-name="P5"><text:span text:style-name="T18">N</text:span>etstat, <text:span text:style-name="T18">ss</text:span></text:p>
      <text:p text:style-name="P1">Tehnici de sincronizare a firelor de execuții</text:p>
      <text:p text:style-name="P1"><text:a xlink:type="simple" xlink:href="https://www.bogotobogo.com/python/Multithread/python_multithreading_Using_Locks_with_statement_Context_Manager.php" text:style-name="Internet_20_link" text:visited-style-name="Visited_20_Internet_20_Link">Using locks in the with statement - context manager</text:a> <text:line-break/><text:line-break/><text:a xlink:type="simple" xlink:href="https://www.bogotobogo.com/python/Multithread/python_multithreading_Synchronization_Condition_Objects_Producer_Consumer.php" text:style-name="Internet_20_link" text:visited-style-name="Visited_20_Internet_20_Link">Condition objects with producer and consumer</text:a> <text:line-break/><text:line-break/><text:a xlink:type="simple" xlink:href="https://www.bogotobogo.com/python/Multithread/python_multithreading_Synchronization_Producer_Consumer_using_Queue.php" text:style-name="Internet_20_link" text:visited-style-name="Visited_20_Internet_20_Link">Producer and Consumer with Queue</text:a> <text:line-break/><text:line-break/><text:a xlink:type="simple" xlink:href="https://www.bogotobogo.com/python/Multithread/python_multithreading_Synchronization_Semaphore_Objects_Thread_Pool.php" text:style-name="Internet_20_link" text:visited-style-name="Visited_20_Internet_20_Link">Semaphore objects &amp; thread poo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0:22:06.774645506</meta:creation-date>
    <dc:date>2020-05-04T14:57:51.240644943</dc:date>
    <meta:editing-duration>PT1M41S</meta:editing-duration>
    <meta:editing-cycles>1</meta:editing-cycles>
    <meta:document-statistic meta:table-count="0" meta:image-count="0" meta:object-count="0" meta:page-count="2" meta:paragraph-count="47" meta:word-count="885" meta:character-count="5473" meta:non-whitespace-character-count="4654"/>
    <meta:generator>LibreOffice/6.0.7.3$Linux_X86_64 LibreOffice_project/00m0$Build-3</meta:generator>
  </office:meta>
</office:document-meta>
</file>